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9-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WARNING TO SOLOMON (9:1-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WARNING TO SOLOMON (9:1-9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glory of obedience (9:1-5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grief of disobedience (9:6-9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grief of disobedience (9:6-9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dispersion of the people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destruction of the Temple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WARNING TO SOLOMON (9:1-9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glory of obedience (9:1-5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grief of disobedience (9:6-9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1 Kings 9-10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WARNING TO SOLOMON (9:1-9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WORK PROJECTS OF SOLOMON (9:10-19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THE WORK PROJECTS OF SOLOMON (9:10-19)<text:s text:c="1"/></text:span><text:span text:style-name="a502" text:class-names=""/></text:p>
          </draw:text-box>
          <svg:title/>
          <svg:desc/>
        </draw:frame>
        <draw:frame draw:id="id94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The complaint (9:10-14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The construction (9:15-19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12-tx-Title-and-Text" presentation:presentation-page-layout-name="Master1-PPL12" draw:id="Slide-262">
        <draw:frame draw:id="id95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1 Kings 9-10<text:s text:c="1"/></text:span><text:span text:style-name="a517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THE WARNING TO SOLOMON (9:1-9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THE WORK PROJECTS OF SOLOMON (9:10-19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WORKFORCE OF SOLOMON (9:20-24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WORSHIP OF SOLOMON (9:25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WISDOM OF SOLOMON (10:1-9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2-tx-Title-and-Text" presentation:presentation-page-layout-name="Master1-PPL12" draw:id="Slide-263">
        <draw:frame draw:id="id97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THE WISDOM OF SOLOMON (10:1-9):<text:s text:c="1"/></text:span><text:span text:style-name="a541" text:class-names=""/></text:p>
          </draw:text-box>
          <svg:title/>
          <svg:desc/>
        </draw:frame>
        <draw:frame draw:id="id98" presentation:style-name="a553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Solomon answers the queen (10:1-3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Solomon amazes the queen (10:4-9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9" draw:style-name="a554" draw:master-page-name="Master1-Layout12-tx-Title-and-Text" presentation:presentation-page-layout-name="Master1-PPL12" draw:id="Slide-264">
        <draw:frame draw:id="id99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1 Kings 9-10<text:s text:c="1"/></text:span><text:span text:style-name="a556" text:class-names=""/></text:p>
          </draw:text-box>
          <svg:title/>
          <svg:desc/>
        </draw:frame>
        <draw:frame draw:id="id100" presentation:style-name="a580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THE WARNING TO SOLOMON (9:1-9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THE WORK PROJECTS OF SOLOMON (9:10-19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WORKFORCE OF SOLOMON (9:20-24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THE WORSHIP OF SOLOMON (9:25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THE WISDOM OF SOLOMON (10:1-9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THE WEALTH OF SOLOMON (9:26-28; 10:10-29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0" draw:style-name="a581" draw:master-page-name="Master1-Layout1-title-Title-Slide" presentation:presentation-page-layout-name="Master1-PPL1" draw:id="Slide-265">
        <draw:frame draw:id="id101" presentation:style-name="a585" draw:name="Title 1" svg:x="1.38in" svg:y="0.83in" svg:width="10.3in" svg:height="4.42in" presentation:class="title" presentation:placeholder="false">
          <draw:text-box>
            <text:p text:style-name="a584" text:class-names="" text:cond-style-name=""><text:span text:style-name="a582" text:class-names="">THE WEALTH OF SOLOMON (9:26-28; 10:10-29)<text:s text:c="1"/></text:span><text:span text:style-name="a583" text:class-names=""/></text:p>
          </draw:text-box>
          <svg:title/>
          <svg:desc/>
        </draw:frame>
        <draw:frame draw:id="id102" presentation:style-name="a590" draw:name="Subtitle 2" svg:x="1.38in" svg:y="5.25in" svg:width="10.3in" svg:height="1.85in" presentation:class="subtitle" presentation:placeholder="false">
          <draw:text-box>
            <text:p text:style-name="a587" text:class-names="" text:cond-style-name=""><text:span text:style-name="a586" text:class-names=""><text:s text:c="1"/>The sources (9:26-28; 10:10-12, 14-15, 22-25):<text:s text:c="1"/></text:span></text:p>
            <text:p text:style-name="a589" text:class-names="" text:cond-style-name=""><text:span text:style-name="a588" text:class-names=""/></text:p>
          </draw:text-box>
          <svg:title/>
          <svg:desc/>
        </draw:frame>
      </draw:page>
      <draw:page draw:name="Slide11" draw:style-name="a591" draw:master-page-name="Master1-Layout12-tx-Title-and-Text" presentation:presentation-page-layout-name="Master1-PPL12" draw:id="Slide-266">
        <draw:frame draw:id="id103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The sources (9:26-28; 10:10-12, 14-15, 22-25):<text:s text:c="1"/></text:span><text:span text:style-name="a593" text:class-names=""/></text:p>
          </draw:text-box>
          <svg:title/>
          <svg:desc/>
        </draw:frame>
        <draw:frame draw:id="id104" presentation:style-name="a611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he queen of Sheba (10:10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Visiting foreigners (10:23-25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axes (10:14-15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Merchant ships (9:26-28; 10:11-12, 22)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2" draw:style-name="a612" draw:master-page-name="Master1-Layout12-tx-Title-and-Text" presentation:presentation-page-layout-name="Master1-PPL12" draw:id="Slide-267">
        <draw:frame draw:id="id105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THE WEALTH OF SOLOMON (9:26-28; 10:10-29)<text:s text:c="1"/></text:span><text:span text:style-name="a614" text:class-names=""/></text:p>
          </draw:text-box>
          <svg:title/>
          <svg:desc/>
        </draw:frame>
        <draw:frame draw:id="id106" presentation:style-name="a626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The sources (9:26-28; 10:10-12, 14-15, 22-25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splendor (10:13, 16-21, 26-29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13" draw:style-name="a627" draw:master-page-name="Master1-Layout12-tx-Title-and-Text" presentation:presentation-page-layout-name="Master1-PPL12" draw:id="Slide-268">
        <draw:frame draw:id="id107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<text:s text:c="1"/>The splendor (10:13, 16-21, 26-29):<text:s text:c="1"/></text:span><text:span text:style-name="a629" text:class-names=""/></text:p>
          </draw:text-box>
          <svg:title/>
          <svg:desc/>
        </draw:frame>
        <draw:frame draw:id="id108" presentation:style-name="a650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The gifts to the queen of Sheba (10:13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500 gold shields (10:16-17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ivory throne overlaid with pure gold (10:18-20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 gold cups and dining utensils (10:21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thousands of chariots and horses (10:26-29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4" draw:style-name="a651" draw:master-page-name="Master1-Layout12-tx-Title-and-Text" presentation:presentation-page-layout-name="Master1-PPL12" draw:id="Slide-269">
        <draw:frame draw:id="id109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THE WEALTH OF SOLOMON (9:26-28; 10:10-29)<text:s text:c="1"/></text:span><text:span text:style-name="a653" text:class-names=""/></text:p>
          </draw:text-box>
          <svg:title/>
          <svg:desc/>
        </draw:frame>
        <draw:frame draw:id="id110" presentation:style-name="a665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The sources (9:26-28; 10:10-12, 14-15, 22-25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splendor (10:13, 16-21, 26-29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5" draw:style-name="a666" draw:master-page-name="Master1-Layout12-tx-Title-and-Text" presentation:presentation-page-layout-name="Master1-PPL12" draw:id="Slide-270">
        <draw:frame draw:id="id111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1 Kings 9-10<text:s text:c="1"/></text:span><text:span text:style-name="a668" text:class-names=""/></text:p>
          </draw:text-box>
          <svg:title/>
          <svg:desc/>
        </draw:frame>
        <draw:frame draw:id="id112" presentation:style-name="a692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THE WARNING TO SOLOMON (9:1-9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THE WORK PROJECTS OF SOLOMON (9:10-19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THE WORKFORCE OF SOLOMON (9:20-24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THE WORSHIP OF SOLOMON (9:25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THE WISDOM OF SOLOMON (10:1-9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THE WEALTH OF SOLOMON (9:26-28; 10:10-29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9-10 </dc:title>
    <meta:initial-creator>David STRICKLAND</meta:initial-creator>
    <dc:creator>David STRICKLAND</dc:creator>
    <meta:creation-date>2020-02-23T23:08:27Z</meta:creation-date>
    <dc:date>2020-02-23T23:08:27Z</dc:date>
    <meta:template xlink:href="BibleStudy" xlink:type="simple"/>
    <meta:editing-cycles>1</meta:editing-cycles>
    <meta:editing-duration>PT0S</meta:editing-duration>
    <meta:document-statistic meta:paragraph-count="59" meta:word-count="456"/>
  </office:meta>
</office:document-meta>
</file>